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b0baf" officeooo:paragraph-rsid="003b0baf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3da89d" officeooo:paragraph-rsid="003da89d" style:font-name-complex="Times New Roman" style:font-size-complex="12pt"/>
    </style:style>
    <style:style style:name="P10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1" style:family="paragraph" style:parent-style-name="Standard">
      <style:text-properties fo:color="#0000ff" style:font-name="Times New Roman" officeooo:rsid="003b0baf" officeooo:paragraph-rsid="003b0baf" style:font-name-complex="Times New Roman"/>
    </style:style>
    <style:style style:name="P12" style:family="paragraph" style:parent-style-name="Standard">
      <style:text-properties fo:color="#0000ff" style:font-name="Times New Roman" officeooo:rsid="003b0baf" officeooo:paragraph-rsid="003cd5b7" style:font-name-complex="Times New Roman"/>
    </style:style>
    <style:style style:name="P13" style:family="paragraph" style:parent-style-name="Standard">
      <style:text-properties fo:color="#0000ff" style:font-name="Times New Roman" officeooo:rsid="002d81ce" officeooo:paragraph-rsid="003b0baf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5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6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7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8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9" style:family="paragraph" style:parent-style-name="Standard">
      <style:text-properties fo:color="#0000ff" style:font-name="Times New Roman" officeooo:paragraph-rsid="003cd5b7" style:font-name-complex="Times New Roman"/>
    </style:style>
    <style:style style:name="P20" style:family="paragraph" style:parent-style-name="Standard">
      <style:text-properties fo:color="#0000ff" style:font-name="Times New Roman" officeooo:rsid="0053c7b1" officeooo:paragraph-rsid="003cd5b7" style:font-name-complex="Times New Roman"/>
    </style:style>
    <style:style style:name="P21" style:family="paragraph" style:parent-style-name="Standard">
      <style:text-properties fo:color="#0000ff" style:font-name="Times New Roman" officeooo:rsid="004f9456" officeooo:paragraph-rsid="003cd5b7" style:font-name-complex="Times New Roman"/>
    </style:style>
    <style:style style:name="P22" style:family="paragraph" style:parent-style-name="Standard">
      <style:text-properties fo:color="#0000ff" style:font-name="Times New Roman" officeooo:rsid="0052d5f0" officeooo:paragraph-rsid="003cd5b7" style:font-name-complex="Times New Roman"/>
    </style:style>
    <style:style style:name="P23" style:family="paragraph" style:parent-style-name="Standard">
      <style:text-properties fo:color="#0000ff" style:font-name="Times New Roman" officeooo:rsid="003cd5b7" officeooo:paragraph-rsid="003cd5b7" style:font-name-complex="Times New Roman"/>
    </style:style>
    <style:style style:name="P24" style:family="paragraph" style:parent-style-name="Standard">
      <style:text-properties fo:color="#0000ff" style:font-name="Times New Roman" officeooo:rsid="0053e2c1" officeooo:paragraph-rsid="003da89d" style:font-name-complex="Times New Roman"/>
    </style:style>
    <style:style style:name="P25" style:family="paragraph" style:parent-style-name="Standard">
      <style:text-properties fo:color="#0000ff" style:font-name="Times New Roman" officeooo:rsid="003da89d" officeooo:paragraph-rsid="003da89d" style:font-name-complex="Times New Roman"/>
    </style:style>
    <style:style style:name="P26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7" style:family="paragraph" style:parent-style-name="Standard">
      <style:text-properties fo:color="#0000ff" style:font-name="Times New Roman" officeooo:rsid="003b0baf" officeooo:paragraph-rsid="003b0baf" style:font-name-complex="Arial" style:font-size-complex="12pt"/>
    </style:style>
    <style:style style:name="P28" style:family="paragraph" style:parent-style-name="Standard">
      <style:text-properties fo:color="#0000ff" style:font-name="Times New Roman" officeooo:rsid="00416ee4" officeooo:paragraph-rsid="003b0baf" style:font-name-complex="Arial" style:font-size-complex="12pt"/>
    </style:style>
    <style:style style:name="P29" style:family="paragraph" style:parent-style-name="Standard">
      <style:text-properties fo:font-weight="bold" style:font-weight-asian="bold" style:font-name-complex="Arial" style:font-size-complex="12pt"/>
    </style:style>
    <style:style style:name="P30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33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34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6" style:family="paragraph" style:parent-style-name="Standard">
      <style:text-properties fo:color="#ff3333" style:font-name="Times New Roman" officeooo:rsid="003cd5b7" officeooo:paragraph-rsid="003da89d" style:font-name-complex="Times New Roman"/>
    </style:style>
    <style:style style:name="P37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422e6"/>
    </style:style>
    <style:style style:name="T12" style:family="text">
      <style:text-properties officeooo:rsid="00254a77"/>
    </style:style>
    <style:style style:name="T13" style:family="text">
      <style:text-properties officeooo:rsid="0028ba5f"/>
    </style:style>
    <style:style style:name="T14" style:family="text">
      <style:text-properties officeooo:rsid="002aa356"/>
    </style:style>
    <style:style style:name="T15" style:family="text">
      <style:text-properties officeooo:rsid="002ca666"/>
    </style:style>
    <style:style style:name="T16" style:family="text">
      <style:text-properties officeooo:rsid="002d81ce"/>
    </style:style>
    <style:style style:name="T17" style:family="text">
      <style:text-properties officeooo:rsid="002e18d5"/>
    </style:style>
    <style:style style:name="T18" style:family="text">
      <style:text-properties officeooo:rsid="00343630"/>
    </style:style>
    <style:style style:name="T19" style:family="text">
      <style:text-properties officeooo:rsid="0035a72c"/>
    </style:style>
    <style:style style:name="T20" style:family="text">
      <style:text-properties officeooo:rsid="0036003f"/>
    </style:style>
    <style:style style:name="T21" style:family="text">
      <style:text-properties officeooo:rsid="00366b21"/>
    </style:style>
    <style:style style:name="T22" style:family="text">
      <style:text-properties officeooo:rsid="0036988d"/>
    </style:style>
    <style:style style:name="T23" style:family="text">
      <style:text-properties officeooo:rsid="003b0baf"/>
    </style:style>
    <style:style style:name="T24" style:family="text">
      <style:text-properties officeooo:rsid="0042b99a"/>
    </style:style>
    <style:style style:name="T25" style:family="text">
      <style:text-properties officeooo:rsid="004397d6"/>
    </style:style>
    <style:style style:name="T26" style:family="text">
      <style:text-properties officeooo:rsid="0044dcca"/>
    </style:style>
    <style:style style:name="T27" style:family="text">
      <style:text-properties officeooo:rsid="0044c3e3"/>
    </style:style>
    <style:style style:name="T28" style:family="text">
      <style:text-properties officeooo:rsid="004ca932" style:font-name-complex="Arial" style:font-size-complex="12pt"/>
    </style:style>
    <style:style style:name="T29" style:family="text">
      <style:text-properties officeooo:rsid="004f8834" style:font-name-complex="Arial" style:font-size-complex="12pt"/>
    </style:style>
    <style:style style:name="T30" style:family="text">
      <style:text-properties officeooo:rsid="003cd5b7" style:font-name-complex="Arial" style:font-size-complex="12pt"/>
    </style:style>
    <style:style style:name="T31" style:family="text">
      <style:text-properties officeooo:rsid="003cd5b7"/>
    </style:style>
    <style:style style:name="T32" style:family="text">
      <style:text-properties fo:color="#ff3333" officeooo:rsid="003cd5b7"/>
    </style:style>
    <style:style style:name="T33" style:family="text">
      <style:text-properties officeooo:rsid="0052d5f0"/>
    </style:style>
    <style:style style:name="T34" style:family="text">
      <style:text-properties officeooo:rsid="00534428"/>
    </style:style>
    <style:style style:name="T35" style:family="text">
      <style:text-properties officeooo:rsid="003da89d"/>
    </style:style>
    <style:style style:name="T36" style:family="text">
      <style:text-properties officeooo:rsid="0042c6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9">Test Case Report</text:h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0">G<text:span text:style-name="T11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2">Nivo testiranja</text:span>:</text:p>
          </table:table-cell>
          <table:table-cell table:style-name="Table1.B2" table:number-columns-spanned="3" office:value-type="string">
            <text:p text:style-name="Standard"><field:fieldmark text:name="__Fieldmark__56_1114933062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60_1114933062" field:type="vnd.oasis.opendocument.field.FORMCHECKBOX"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68_1114933062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76_1114933062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84_1114933062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92_1114933062" field:type="vnd.oasis.opendocument.field.FORMCHECKBOX"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100_1114933062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108_1114933062" field:type="vnd.oasis.opendocument.field.FORMCHECKBOX"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120_1114933062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ilot </text:span><text:span text:style-name="T8">testiranje</text:span>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3">Datum testiranja</text:span>:</text:p>
          </table:table-cell>
          <table:table-cell table:style-name="Table1.B3" office:value-type="string">
            <text:p text:style-name="P7"><text:span text:style-name="T23">31</text:span>/<text:span text:style-name="T23">01</text:span>/<text:span text:style-name="T23">17</text:span></text:p>
          </table:table-cell>
          <table:table-cell table:style-name="Table1.A2" office:value-type="string">
            <text:p text:style-name="P29"><text:span text:style-name="T13">Sistemsko vreme (ako ima bilo kakve veze)</text:span>:</text:p>
          </table:table-cell>
          <table:table-cell table:style-name="Table1.D3" office:value-type="string">
            <text:p text:style-name="P8">16:30</text:p>
          </table:table-cell>
        </table:table-row>
        <table:table-row table:style-name="Table1.1">
          <table:table-cell table:style-name="Table1.A2" office:value-type="string">
            <text:p text:style-name="P29">Tester:</text:p>
          </table:table-cell>
          <table:table-cell table:style-name="Table1.B4" office:value-type="string">
            <text:p text:style-name="P8">Adam Galamboš</text:p>
          </table:table-cell>
          <table:table-cell table:style-name="Table1.A2" office:value-type="string">
            <text:p text:style-name="P29"><text:span text:style-name="T14">Broj t</text:span>est <text:span text:style-name="T14">c</text:span>ase-<text:span text:style-name="T14">a</text:span>:</text:p>
          </table:table-cell>
          <table:table-cell table:style-name="Table1.D4" office:value-type="string">
            <text:p text:style-name="P9"><text:span text:style-name="T36">7 </text:span>REQ #1 </text:p>
          </table:table-cell>
        </table:table-row>
        <table:table-row table:style-name="Table1.1">
          <table:table-cell table:style-name="Table1.A2" office:value-type="string">
            <text:p text:style-name="P29"><text:span text:style-name="T14">Opis t</text:span>est <text:span text:style-name="T14">c</text:span>ase-<text:span text:style-name="T14">a</text:span>:</text:p>
          </table:table-cell>
          <table:table-cell table:style-name="Table1.B5" table:number-columns-spanned="3" office:value-type="string">
            <text:p text:style-name="P11">Administratori ne mogu dodeljivati više od 50% bodova na prijavama </text:p>
            <text:p text:style-name="P12">ispita koji se održavaju na zimu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Re<text:span text:style-name="T14">zultati</text:span>:</text:p>
          </table:table-cell>
          <table:table-cell table:style-name="Table1.B6" office:value-type="string">
            <text:p text:style-name="Standard"><field:fieldmark text:name="__Fieldmark__194_1114933062" field:type="vnd.oasis.opendocument.field.FORMCHECKBOX"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202_1114933062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29"><text:span text:style-name="T14">Idintifikator bug-a koji testiramo (ako postoji i ako ima veze)</text:span>:</text:p>
          </table:table-cell>
          <table:table-cell table:style-name="Table1.D6" office:value-type="string">
            <text:p text:style-name="P10"/>
          </table:table-cell>
        </table:table-row>
        <table:table-row table:style-name="Table1.1">
          <table:table-cell table:style-name="Table1.A1" table:number-columns-spanned="4" office:value-type="string">
            <text:p text:style-name="P31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5">Zahtev (obično iz specifikacije) koji se testira</text:span>:</text:p>
          </table:table-cell>
          <table:table-cell table:style-name="Table1.B8" table:number-columns-spanned="3" office:value-type="string">
            <text:p text:style-name="P27">REQ #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Uloge i odgovornosti</text:span>:</text:p>
          </table:table-cell>
          <table:table-cell table:style-name="Table1.B9" table:number-columns-spanned="3" office:value-type="string">
            <text:p text:style-name="P11">Tester Adam Galamboš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podešavanje</text:span>:</text:p>
          </table:table-cell>
          <table:table-cell table:style-name="Table1.B10" table:number-columns-spanned="3" office:value-type="string">
            <text:p text:style-name="P28">- Obezbediti funkcionalnost test baze podataka</text:p>
            <text:p text:style-name="P28">- Pozicionirati se u root direktorijum projekta koristeći terminal</text:p>
            <text:p text:style-name="P28">- <text:span text:style-name="T24">Pokrenuti aplikaciju koristeći komande "mvn" i "gulp"</text:span></text:p>
            <text:p text:style-name="P28">- <text:span text:style-name="T24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</text:span><text:soft-page-break/><text:span text:style-name="T16">zaustavljanje</text:span>:</text:p>
          </table:table-cell>
          <table:table-cell table:style-name="Table1.B11" table:number-columns-spanned="3" office:value-type="string">
            <text:p text:style-name="P13">- <text:span text:style-name="T25">Prekinuti rad programa iz terminala koristeći CTRL-C</text:span><text:soft-page-break/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2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Hardware:</text:p>
          </table:table-cell>
          <table:table-cell table:style-name="Table1.B13" table:number-columns-spanned="3" office:value-type="string">
            <text:p text:style-name="P14">Minimalna zahtevana konfiguracija za izvođenje testiranja je:</text:p>
            <text:p text:style-name="P14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Software:</text:p>
          </table:table-cell>
          <table:table-cell table:style-name="Table1.B14" table:number-columns-spanned="3" office:value-type="string">
            <text:p text:style-name="P14">- Oracle VirtualBox 4.3.36_Ubuntur105129 ili veća</text:p>
            <text:p text:style-name="P14">Unutar slike VirtualBox-a:</text:p>
            <text:p text:style-name="P15">- Ubuntu GNU/Linux 14.04 LTS 64bit</text:p>
            <text:p text:style-name="P14">- OpenJDK Java 1.8 ili veća</text:p>
            <text:p text:style-name="P16">- <text:span text:style-name="T26">MySQL server 5.7.12 ili veća</text:span></text:p>
            <text:p text:style-name="P14">- Aapache Maven 3.0.5 ili veća</text:p>
            <text:p text:style-name="P14">- Node 5.10.1 ili veća</text:p>
            <text:p text:style-name="P14">- Gulp 3.9.1 ili veća</text:p>
            <text:p text:style-name="P17">- <text:span text:style-name="T27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7">Proceduralni zahtevi</text:span>:</text:p>
          </table:table-cell>
          <table:table-cell table:style-name="Table1.B15" table:number-columns-spanned="3" office:value-type="string">
            <text:p text:style-name="P18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0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8">Osobine i delovi</text:span>:</text:p>
          </table:table-cell>
          <table:table-cell table:style-name="Table1.B17" table:number-columns-spanned="3" office:value-type="string">
            <text:p text:style-name="P19"><text:span text:style-name="T23">Ovaj test testira usklađenost sa specifikacijom procesa prijave ispita iz zahteva specifikacije sa brojem REQ #1.</text:span><text:span text:style-name="T30"> </text:span><text:span text:style-name="T28">Testiranj</text:span><text:span text:style-name="T29">em ovog dela aplikacije takođe se delimično testira i proces prijave na sistem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4">Specifikacija</text:p>
            <text:p text:style-name="P33"><text:span text:style-name="T19">ulaza</text:span>:</text:p>
          </table:table-cell>
          <table:table-cell table:style-name="Table1.B18" table:number-columns-spanned="3" office:value-type="string">
            <text:p text:style-name="P21">Postoji korisnik sa username-om <text:span text:style-name="T31">admin</text:span> i passwordom <text:span text:style-name="T31">admin</text:span>. </text:p>
            <text:p text:style-name="P21">Postoji ispitni rok sa nazivom “<text:span text:style-name="T31">z7</text:span>” <text:span text:style-name="T35">u trajanju 21.12.2016. - 23.03.2017. </text:span></text:p>
            <text:p text:style-name="P22">Postoji student sa indeksom <text:span text:style-name="T31">1</text:span>, <text:s/>imenom “s1” i prezimenom takođe “s1”</text:p>
            <text:p text:style-name="P23">Postoji nastavnik sa imenom "Kilo", prezimenom "Kilić" i zvanjem "Doktor"</text:p>
            <text:p text:style-name="P20">Postoji predmet sa nazivom “p1”<text:span text:style-name="T31">, gde je profesor Kilo Kilić, i koji sluša student "s1" "s1"</text:span>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29"><text:span text:style-name="T20">Koraci procedure</text:span>:</text:p>
          </table:table-cell>
          <table:table-cell table:style-name="Table1.B19" table:number-columns-spanned="3" office:value-type="string">
            <text:p text:style-name="P5">- <text:span text:style-name="T33">U gornjem desnom uglu aplikacije odabrati “Account” karticu</text:span></text:p>
            <text:p text:style-name="P5">- <text:span text:style-name="T33">Iz menija koji se pojavi odabrati “Sign in”</text:span></text:p>
            <text:p text:style-name="P5">- <text:span text:style-name="T33">Na formi koja se pojavi za username uneti “admin”, za password takođe “admin”</text:span></text:p>
            <text:p text:style-name="P5">- <text:span text:style-name="T33">Pritisnuti dugme “Sign in”</text:span></text:p>
            <text:p text:style-name="P5">- <text:span text:style-name="T33">U gornjem desnom uglu odabrati karticu “Entities”</text:span></text:p>
            <text:p text:style-name="P5">- <text:span text:style-name="T33">Iz menija koji se pojavi odabrati “Ispitne prijave”</text:span></text:p>
            <text:p text:style-name="P5">- <text:span text:style-name="T33">Ispod natpisa “Ispitne Prijaves” pritisnuti dugme sa natpisom “Create new IspitnePrijave”</text:span></text:p>
            <text:p text:style-name="P19">- <text:span text:style-name="T33">U dijalogu koji se otvorio u polje “Teorija” uneti 26, u polje “Zadaci” 25, za polje “IspitniRok” odabrati “z7”, za polje “Student” odabrati “1 s1 s1”, za polje “Predmet” odabrati “p1”. </text:span></text:p>
            <text:p text:style-name="P5">- <text:span text:style-name="T34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1">Očekivani reziltati testa</text:span>:</text:p>
          </table:table-cell>
          <table:table-cell table:style-name="Table1.B20" table:number-columns-spanned="3" office:value-type="string">
            <text:p text:style-name="P24">Uspešnim izvršavanjem testa (pass) se smatra situacija kada nakon pritiska na dugme “Save” pojavi poruka o grešci sa sadržajem <text:span text:style-name="T31">da administratorima nije dozvoljeno dodeljivanje više od 50% bodova na prijavama ispita koji se održavaju na zimu.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5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2">Specifikacija izlaza</text:span>:</text:p>
          </table:table-cell>
          <table:table-cell table:style-name="Table1.B22" table:number-columns-spanned="3" office:value-type="string">
            <text:p text:style-name="P25">Nakon izvršavanja testa se nije pojavilo obaveštenje o nastaloj grešci. Test je pao. Konstatuje se bug u softveru.</text:p>
            <text:p text:style-name="P36"/>
          </table:table-cell>
          <table:covered-table-cell/>
          <table:covered-table-cell/>
        </table:table-row>
      </table:table>
      <text:p text:style-name="P2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8:49:24.701178154</dc:date>
    <meta:editing-cycles>40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75" meta:word-count="495" meta:character-count="3273" meta:non-whitespace-character-count="2784"/>
  </office:meta>
</office:document-meta>
</file>